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bold" officeooo:rsid="0007aae2" officeooo:paragraph-rsid="0007aae2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4042e" officeooo:paragraph-rsid="0014042e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officeooo:rsid="001806e3" officeooo:paragraph-rsid="001806e3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05b5a6" officeooo:paragraph-rsid="0005b5a6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officeooo:rsid="001aa6e0" officeooo:paragraph-rsid="001aa6e0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7aae2" officeooo:paragraph-rsid="0007aae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7ccb1" officeooo:paragraph-rsid="0007ccb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98010" officeooo:paragraph-rsid="0009801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5b5a6" officeooo:paragraph-rsid="0005b5a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73bc1" officeooo:paragraph-rsid="0005b5a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73bc1" officeooo:paragraph-rsid="00073bc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4042e" officeooo:paragraph-rsid="0014042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666d4" officeooo:paragraph-rsid="001666d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806e3" officeooo:paragraph-rsid="001806e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aa6e0" officeooo:paragraph-rsid="001aa6e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fo:font-weight="bold" officeooo:rsid="0007aae2" officeooo:paragraph-rsid="0007aae2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806e3" officeooo:paragraph-rsid="001806e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0139d" officeooo:paragraph-rsid="0020139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style="italic" fo:font-weight="bold" officeooo:rsid="0020139d" officeooo:paragraph-rsid="0020139d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3bc1" style:font-weight-asian="normal" style:font-weight-complex="normal"/>
    </style:style>
    <style:style style:name="T3" style:family="text">
      <style:text-properties officeooo:rsid="000eb3fa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a6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: <text:s/>Event Driven Simulation solution</text:p>
      <text:p text:style-name="P5"/>
      <text:p text:style-name="P6">Make Commands :</text:p>
      <text:p text:style-name="P6">(i) make : <text:span text:style-name="T1">it creates the following files</text:span></text:p>
      <text:p text:style-name="P11">1. qSim : two copies, one in bin folder, other in the main directory</text:p>
      <text:p text:style-name="P11">2. ass6.o EventQueue.o EventQueue.so : in obj sub-directory</text:p>
      <text:p text:style-name="P11"/>
      <text:p text:style-name="P7">(ii)make clean:</text:p>
      <text:p text:style-name="P17"><text:tab/>It cleans all object files and output files.</text:p>
      <text:p text:style-name="P6">(ii<text:span text:style-name="T6">i</text:span>) make run :<text:span text:style-name="T1"> this command will execute in this way</text:span></text:p>
      <text:p text:style-name="P11"><text:tab/>for i=1 to 17 do</text:p>
      <text:p text:style-name="P11"><text:tab/><text:tab/>./qSim 100 4 60 2.3</text:p>
      <text:p text:style-name="P11"><text:tab/>done</text:p>
      <text:p text:style-name="P11"/>
      <text:p text:style-name="P11">Each execution will create following output files:</text:p>
      <text:p text:style-name="P11"><text:tab/>1. arrTimes.txt : it contains arrival times of all costumers.</text:p>
      <text:p text:style-name="P11"/>
      <text:p text:style-name="P11"><text:tab/>2. costumerStaticsCommonLine.txt : it contains arrTime, WaitingTime, serviceTime and <text:tab/>TotalTimeinBank of each costumer in case of a single Queue of Costumers. Costumer who <text:tab/>leaves first is written first here.</text:p>
      <text:p text:style-name="P11"/>
      <text:p text:style-name="P11"><text:tab/>3. costumerStaticsSepLine.txt : it contains arrTime, WaitingTime, serviceTime and <text:tab/>TotalTimeinBank of each costumer in case of multiple Queues of Costumers. Costumer who <text:tab/>leaves first is written first here.</text:p>
      <text:p text:style-name="P11"/>
      <text:p text:style-name="P11"><text:tab/>4. gnuinputs.txt : this file contains no. of tellers and average time spent in the bank by each <text:tab/>costumer. It appends after every execution.</text:p>
      <text:p text:style-name="P11"/>
      <text:p text:style-name="P11"><text:tab/>5. gnuplot.pdf : this is the plot of the data we get from gnuinputs.txt.</text:p>
      <text:p text:style-name="P11"/>
      <text:p text:style-name="P6"><text:span text:style-name="T1"><text:tab/>6. output.txt : </text:span><text:span text:style-name="T2">It contains the following details for every execution for both cases :</text:span></text:p>
      <text:p text:style-name="P12"><text:tab/><text:tab/>i. type of queuing</text:p>
      <text:p text:style-name="P13"><text:tab/><text:tab/>ii. total number of tellers</text:p>
      <text:p text:style-name="P13"><text:tab/><text:tab/>iii. Total time required to serve these costumers</text:p>
      <text:p text:style-name="P13"><text:tab/><text:tab/>iv. average spent time by a costumer</text:p>
      <text:p text:style-name="P13"><text:tab/><text:tab/>v. Maximum Waiting time of a costumer</text:p>
      <text:p text:style-name="P13"><text:tab/><text:tab/>vi. Total ServiceTime by all tellers</text:p>
      <text:p text:style-name="P13"><text:tab/><text:tab/>vii. Total idletime by all tellers</text:p>
      <text:p text:style-name="P13"/>
      <text:p text:style-name="P13"><text:tab/>7. tellerStaticsCommonLine.txt : it contains totalIdleTime and totalServiceTime of each <text:tab/>teller in case of Single Queue.</text:p>
      <text:p text:style-name="P13"/>
      <text:p text:style-name="P13"><text:tab/>8. tellerStaticsSepLine.txt : it contains totalIdleTime and totalServiceTime of each teller in <text:tab/>case of Mulitple Queues.</text:p>
      <text:p text:style-name="P13"/>
      <text:p text:style-name="P18">CONDITIONS OF THE PROGRAM:</text:p>
      <text:p text:style-name="P8">Since, there were some ambiguites in the assignment document, So I assume the following points :</text:p>
      <text:p text:style-name="P8">1. The bank will open till simulation time, i.e. there will be no work after simulation time.</text:p>
      <text:p text:style-name="P8"/>
      <text:p text:style-name="P8">2. If a costumer arrives the bank before simulation time but could not get his/her turn for servicing, he/she will have to go home without being served.</text:p>
      <text:p text:style-name="P8"/>
      <text:p text:style-name="P8"><text:soft-page-break/>3. At the end of simulation time, costumers who are currently getting services will be completed by simulation Time.</text:p>
      <text:p text:style-name="P3">TestCases :</text:p>
      <text:p text:style-name="P3"><text:tab/><text:span text:style-name="T4">There are three test cases with different number of total Costumers and tellers with different simulation time and avgServiceTime.</text:span></text:p>
      <text:p text:style-name="P14"><text:tab/>Make commands for these test cases :</text:p>
      <text:p text:style-name="P14"><text:tab/>1. make run</text:p>
      <text:p text:style-name="P14"><text:tab/>2. make run_test2</text:p>
      <text:p text:style-name="P14"><text:tab/>3. make run_test3</text:p>
      <text:p text:style-name="P2"/>
      <text:p text:style-name="P2"/>
      <text:p text:style-name="P18">RESULTS :</text:p>
      <text:p text:style-name="P9"><text:span text:style-name="T5">Single Queuing Model is better than Multiple Queuing model</text:span> because Maximum Waiting Time for a costumer is higher than Single Queuing Model in Multiple Queuing Model. Becuase A costumer can’t change his/her line in Multiple Queuing Model.</text:p>
      <text:p text:style-name="P4"><text:tab/>REASON : </text:p>
      <text:p text:style-name="P16"><text:tab/>Initial condition : </text:p>
      <text:p text:style-name="P16"><text:tab/><text:tab/>t1<text:tab/>t2<text:tab/>t3<text:tab/>t4</text:p>
      <text:p text:style-name="P16"><text:tab/><text:tab/>c1<text:tab/>c2<text:tab/>c3<text:tab/>c4</text:p>
      <text:p text:style-name="P16"><text:tab/><text:tab/>c5<text:tab/><text:tab/>c6<text:tab/></text:p>
      <text:p text:style-name="P16"><text:tab/>Now suppose costumer c7 comes. He will either go in the queue t2 or in t4. For now assume <text:tab/>he goes in t2.</text:p>
      <text:p text:style-name="P16"><text:tab/><text:tab/>t1<text:tab/>t2<text:tab/>t3<text:tab/>t4</text:p>
      <text:p text:style-name="P16"><text:tab/><text:tab/>c1<text:tab/>c2<text:tab/>c3<text:tab/>c4</text:p>
      <text:p text:style-name="P16"><text:tab/><text:tab/>c5<text:tab/>c7<text:tab/>c6<text:tab/></text:p>
      <text:p text:style-name="P16"><text:tab/>Now also fill queues with c8 c9 and c10</text:p>
      <text:p text:style-name="P16"><text:tab/><text:tab/>t1<text:tab/>t2<text:tab/>t3<text:tab/>t4</text:p>
      <text:p text:style-name="P16"><text:tab/><text:tab/>c1<text:tab/>c2<text:tab/>c3<text:tab/>c4</text:p>
      <text:p text:style-name="P16"><text:tab/><text:tab/>c5<text:tab/>c7<text:tab/>c6<text:tab/>c8</text:p>
      <text:p text:style-name="P16"><text:tab/><text:tab/>c9<text:tab/>c10</text:p>
      <text:p text:style-name="P16"><text:tab/>Now suppose service time of c2 is very low and service time of c3 is very high. Then c7 will <text:tab/>get service before c6 but c6 arrives in the bank before c7. So Waiting Time of c6 will be <text:tab/>high. </text:p>
      <text:p text:style-name="P16"><text:tab/>Thus, Multiple Queue is a biased Model because it does not tell that the costumer who <text:tab/>comes early will surely get service early.</text:p>
      <text:p text:style-name="P16"><text:tab/>But in Single Queue model, costumer who comes early will definately get service early.</text:p>
      <text:p text:style-name="P15"/>
      <text:p text:style-name="P15"/>
      <text:p text:style-name="P15">If number of tellers are greater than number of costumers then both models are same.</text:p>
      <text:p text:style-name="P16"/>
      <text:p text:style-name="P10"><text:span text:style-name="T5">GnuPlot :</text:span> For large inputs, average time spent by a costumer first decreases by increasing number of tellers, then it becomes <text:span text:style-name="T3">almost</text:span> constant.</text:p>
      <text:p text:style-name="P10"/>
      <text:p text:style-name="P20"/>
      <text:p text:style-name="P21">THANKS</text:p>
      <text:p text:style-name="P21">BY</text:p>
      <text:p text:style-name="P21">MANOJ KUMAR</text:p>
      <text:p text:style-name="P21">2018CS504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3:24:08.886627572</meta:creation-date>
    <dc:date>2020-04-15T16:10:08.627141754</dc:date>
    <meta:editing-duration>PT34M3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624" meta:character-count="3626" meta:non-whitespace-character-count="2988"/>
  </office:meta>
</office:document-meta>
</file>